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1.9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stroke="none" svg:stroke-color="#000000" draw:fill="none" draw:fill-color="#ffffff" fo:min-height="0.471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Arial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Arial"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12pt" style:font-size-asian="12pt" style:font-size-complex="12pt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4cm" svg:height="2cm" svg:x="6.981cm" svg:y="2.594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4cm" svg:height="2cm" svg:x="6.981cm" svg:y="7.194cm">
          <text:p text:style-name="P1"><text:span text:style-name="T1">wait_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8.681cm" svg:y1="4.594cm" svg:x2="8.681cm" svg:y2="7.194cm" draw:start-shape="id1" draw:start-glue-point="8" draw:end-shape="id2" draw:end-glue-point="4" svg:d="M8681 4594v2600" svg:viewBox="0 0 1 2601">
          <text:p/>
        </draw:connector>
        <draw:g>
          <draw:line draw:style-name="gr3" draw:text-style-name="P3" draw:layer="layout" svg:x1="8.881cm" svg:y1="5.615cm" svg:x2="11.481cm" svg:y2="5.615cm">
            <text:p/>
          </draw:line>
          <draw:frame draw:style-name="gr4" draw:text-style-name="P5" draw:layer="layout" svg:width="2.8cm" svg:height="0.721cm" svg:x="8.681cm" svg:y="4.894cm">
            <draw:text-box>
              <text:p text:style-name="P4"><text:span text:style-name="T1">timeout</text:span></text:p>
            </draw:text-box>
          </draw:frame>
        </draw:g>
        <draw:connector draw:style-name="gr2" draw:text-style-name="P3" draw:layer="layout" draw:type="curve" draw:line-skew="0cm 0.798cm" svg:x1="9.883cm" svg:y1="8.901cm" svg:x2="9.883cm" svg:y2="7.487cm" draw:start-shape="id2" draw:start-glue-point="9" draw:end-shape="id2" draw:end-glue-point="11" svg:d="M9883 8901c0 1192 1798 796 1798-706 0-1501-1798-1899-1798-708" svg:viewBox="0 0 1799 2812">
          <text:p/>
        </draw:connector>
        <draw:g>
          <draw:line draw:style-name="gr3" draw:text-style-name="P3" draw:layer="layout" svg:x1="12.432cm" svg:y1="8.266cm" svg:x2="15.032cm" svg:y2="8.266cm">
            <text:p/>
          </draw:line>
          <draw:frame draw:style-name="gr5" draw:text-style-name="P5" draw:layer="layout" svg:width="4.2cm" svg:height="0.721cm" svg:x="11.681cm" svg:y="7.494cm">
            <draw:text-box>
              <text:p text:style-name="P4"><text:span text:style-name="T1">message &amp; nb &lt; 3</text:span></text:p>
            </draw:text-box>
          </draw:frame>
          <draw:frame draw:style-name="gr5" draw:text-style-name="P5" draw:layer="layout" svg:width="4.2cm" svg:height="0.721cm" svg:x="11.681cm" svg:y="8.273cm">
            <draw:text-box>
              <text:p text:style-name="P4"><text:span text:style-name="T1">display trace</text:span></text:p>
            </draw:text-box>
          </draw:frame>
        </draw:g>
        <draw:connector draw:style-name="gr2" draw:text-style-name="P3" draw:layer="layout" draw:type="curve" draw:line-skew="-0.549cm" svg:x1="6.981cm" svg:y1="8.194cm" svg:x2="6.981cm" svg:y2="3.594cm" draw:start-shape="id2" draw:start-glue-point="6" draw:end-shape="id1" draw:end-glue-point="6" svg:d="M6981 8194c-1575 0-1575-4600 0-4600" svg:viewBox="0 0 1182 4601">
          <text:p/>
        </draw:connector>
        <draw:g>
          <draw:line draw:style-name="gr3" draw:text-style-name="P3" draw:layer="layout" svg:x1="2.151cm" svg:y1="5.972cm" svg:x2="4.751cm" svg:y2="5.972cm">
            <text:p/>
          </draw:line>
          <draw:frame draw:style-name="gr5" draw:text-style-name="P5" draw:layer="layout" svg:width="4.2cm" svg:height="0.721cm" svg:x="1.4cm" svg:y="5.2cm">
            <draw:text-box>
              <text:p text:style-name="P4"><text:span text:style-name="T1">message &amp; nb &gt;= 3</text:span></text:p>
            </draw:text-box>
          </draw:frame>
          <draw:frame draw:style-name="gr5" draw:text-style-name="P5" draw:layer="layout" svg:width="4.2cm" svg:height="0.721cm" svg:x="1.4cm" svg:y="5.979cm">
            <draw:text-box>
              <text:p text:style-name="P4"><text:span text:style-name="T1">start timer</text:span></text:p>
            </draw:text-box>
          </draw:frame>
        </draw:g>
        <draw:custom-shape draw:style-name="gr6" draw:text-style-name="P6" xml:id="id3" draw:id="id3" draw:layer="layout" svg:width="0.6cm" svg:height="0.6cm" svg:x="12.9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2.9cm" svg:y1="1.5cm" svg:x2="8.681cm" svg:y2="2.594cm" draw:start-shape="id3" draw:start-glue-point="6" draw:end-shape="id1" draw:end-glue-point="4" svg:d="M12900 1500c-2813 0-4219 364-4219 1094" svg:viewBox="0 0 4220 1095">
          <text:p/>
        </draw:connector>
        <draw:g>
          <draw:line draw:style-name="gr3" draw:text-style-name="P3" draw:layer="layout" svg:x1="10.2cm" svg:y1="1.821cm" svg:x2="12.8cm" svg:y2="1.821cm">
            <text:p/>
          </draw:line>
          <draw:frame draw:style-name="gr4" draw:text-style-name="P5" draw:layer="layout" svg:width="2.8cm" svg:height="0.721cm" svg:x="10cm" svg:y="1.8cm">
            <draw:text-box>
              <text:p text:style-name="P4"><text:span text:style-name="T1">start time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2T18:34:33.130903000</meta:creation-date>
    <dc:date>2015-12-23T16:19:38.858238000</dc:date>
    <meta:editing-duration>PT21H45M4S</meta:editing-duration>
    <meta:editing-cycles>8</meta:editing-cycles>
    <meta:generator>LibreOffice/5.0.3.2$MacOSX_X86_64 LibreOffice_project/e5f16313668ac592c1bfb310f4390624e3dbfb75</meta:generator>
    <meta:document-statistic meta:object-count="21"/>
  </office:meta>
</office:document-meta>
</file>